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1" fo:font-size="10pt" style:font-size-asian="10pt" style:font-size-complex="10pt"/>
    </style:style>
    <style:style style:name="P2" style:family="paragraph" style:parent-style-name="Standard">
      <style:text-properties fo:color="#ce181e" style:font-name="DejaVu Sans1" fo:font-size="11pt" fo:font-weight="normal" officeooo:rsid="004fe93a" officeooo:paragraph-rsid="004fe93a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ce181e" style:font-name="DejaVu Sans1" fo:font-size="11pt" fo:font-weight="normal" officeooo:rsid="004fe93a" officeooo:paragraph-rsid="00c30aa1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ce181e" style:font-name="DejaVu Sans1" fo:font-size="7pt" style:text-underline-style="none" fo:font-weight="normal" officeooo:rsid="005f45d4" officeooo:paragraph-rsid="005f45d4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line-height="115%"/>
      <style:text-properties style:use-window-font-color="true" style:font-name="DejaVu Sans1" fo:font-size="12pt" officeooo:rsid="001444aa" officeooo:paragraph-rsid="007211a5" style:font-size-asian="12pt" style:font-size-complex="12pt"/>
    </style:style>
    <style:style style:name="P6" style:family="paragraph" style:parent-style-name="Standard">
      <style:paragraph-properties fo:line-height="115%"/>
      <style:text-properties style:use-window-font-color="true" style:font-name="DejaVu Sans1" fo:font-size="12pt" officeooo:rsid="001444aa" officeooo:paragraph-rsid="00c30aa1" style:font-size-asian="12pt" style:font-size-complex="12pt"/>
    </style:style>
    <style:style style:name="P7" style:family="paragraph" style:parent-style-name="Standard">
      <style:text-properties style:use-window-font-color="true" style:font-name="DejaVu Sans1" fo:font-size="11pt" officeooo:paragraph-rsid="00c30aa1" style:font-size-asian="11pt" style:font-size-complex="11pt"/>
    </style:style>
    <style:style style:name="P8" style:family="paragraph" style:parent-style-name="Standard">
      <style:text-properties style:use-window-font-color="true" style:font-name="DejaVu Sans1" fo:font-size="11pt" fo:font-weight="normal" officeooo:rsid="004d8da7" officeooo:paragraph-rsid="00c30aa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15%"/>
      <style:text-properties fo:font-variant="normal" fo:text-transform="none" fo:color="#ce181e" style:font-name="DejaVu Sans1" fo:font-size="11pt" style:text-underline-style="none" fo:font-weight="normal" officeooo:rsid="002b2b2c" officeooo:paragraph-rsid="007211a5" style:font-name-asian="Liberation Serif1" style:font-size-asian="11pt" style:font-weight-asian="normal" style:font-name-complex="Liberation Serif1" style:font-size-complex="11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ce181e" style:font-name="DejaVu Sans1" fo:font-size="11pt" style:text-underline-style="none" fo:font-weight="normal" officeooo:rsid="002b2b2c" officeooo:paragraph-rsid="00c30aa1" style:font-name-asian="Liberation Serif1" style:font-size-asian="11pt" style:font-weight-asian="normal" style:font-name-complex="Liberation Serif1" style:font-size-complex="11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style:font-name="DejaVu Sans1" fo:font-size="12pt" fo:font-weight="normal" officeooo:rsid="003c74f3" officeooo:paragraph-rsid="00ad4ee5" style:font-name-asian="Liberation Serif1" style:font-size-asian="12pt" style:font-weight-asian="normal" style:font-name-complex="Liberation Serif1" style:font-size-complex="12pt" style:font-weight-complex="normal"/>
    </style:style>
    <style:style style:name="P12" style:family="paragraph" style:parent-style-name="Standard">
      <style:paragraph-properties fo:line-height="115%"/>
      <style:text-properties fo:font-variant="normal" fo:text-transform="none" style:font-name="DejaVu Sans1" fo:font-size="12pt" fo:font-weight="normal" officeooo:rsid="003c74f3" officeooo:paragraph-rsid="00c30aa1" style:font-name-asian="Liberation Serif1" style:font-size-asian="12pt" style:font-weight-asian="normal" style:font-name-complex="Liberation Serif1" style:font-size-complex="12pt" style:font-weight-complex="normal"/>
    </style:style>
    <style:style style:name="P13" style:family="paragraph" style:parent-style-name="Standard">
      <style:text-properties style:font-name="DejaVu Sans1" fo:font-size="10pt" officeooo:paragraph-rsid="004f5033" style:font-size-asian="10pt" style:font-size-complex="10pt"/>
    </style:style>
    <style:style style:name="P14" style:family="paragraph" style:parent-style-name="Standard">
      <style:text-properties style:font-name="DejaVu Sans1" fo:font-size="10pt" officeooo:rsid="0013bf4c" officeooo:paragraph-rsid="006387a8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DejaVu Sans1" fo:font-size="10pt" officeooo:rsid="0013bf4c" officeooo:paragraph-rsid="0013bf4c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DejaVu Sans1" fo:font-size="10pt" officeooo:rsid="0013bf4c" officeooo:paragraph-rsid="00c30aa1" style:font-size-asian="10pt" style:font-size-complex="10pt"/>
    </style:style>
    <style:style style:name="P17" style:family="paragraph" style:parent-style-name="Standard">
      <style:text-properties style:font-name="DejaVu Sans1" fo:font-size="10pt" officeooo:rsid="0013bf4c" officeooo:paragraph-rsid="00c30aa1" style:font-size-asian="10pt" style:font-size-complex="10pt"/>
    </style:style>
    <style:style style:name="P18" style:family="paragraph" style:parent-style-name="Standard">
      <style:text-properties style:font-name="DejaVu Sans1" fo:font-size="10pt" officeooo:rsid="001444aa" officeooo:paragraph-rsid="00c30aa1" style:font-size-asian="10pt" style:font-size-complex="10pt"/>
    </style:style>
    <style:style style:name="P19" style:family="paragraph" style:parent-style-name="Standard">
      <style:text-properties style:font-name="DejaVu Sans1" fo:font-size="10pt" officeooo:paragraph-rsid="005c1ce3" style:font-size-asian="10pt" style:font-size-complex="10pt"/>
    </style:style>
    <style:style style:name="P20" style:family="paragraph" style:parent-style-name="Standard">
      <style:text-properties style:font-name="DejaVu Sans1" fo:font-size="10pt" officeooo:paragraph-rsid="005f45d4" style:font-size-asian="10pt" style:font-size-complex="10pt"/>
    </style:style>
    <style:style style:name="P21" style:family="paragraph" style:parent-style-name="Standard">
      <style:text-properties style:font-name="DejaVu Sans1" fo:font-size="10pt" officeooo:paragraph-rsid="00c30aa1" style:font-size-asian="10pt" style:font-size-complex="10pt"/>
    </style:style>
    <style:style style:name="P22" style:family="paragraph" style:parent-style-name="Standard">
      <style:text-properties style:font-name="DejaVu Sans1" fo:font-size="10pt" fo:font-weight="normal" officeooo:rsid="004d8da7" officeooo:paragraph-rsid="004ae318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DejaVu Sans1" fo:font-size="10pt" fo:font-weight="normal" officeooo:rsid="004d8da7" officeooo:paragraph-rsid="00c30aa1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DejaVu Sans1" fo:font-size="10pt" fo:font-weight="normal" officeooo:rsid="001b1318" officeooo:paragraph-rsid="004f5033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DejaVu Sans1" fo:font-size="10pt" fo:font-weight="normal" officeooo:rsid="001b1318" officeooo:paragraph-rsid="00c30aa1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DejaVu Sans1" fo:font-size="10pt" fo:font-weight="normal" officeooo:rsid="001444aa" officeooo:paragraph-rsid="00c30aa1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DejaVu Sans1" fo:font-size="10pt" style:text-underline-style="none" officeooo:rsid="001eda6a" officeooo:paragraph-rsid="001444aa" style:font-size-asian="10pt" style:font-size-complex="10pt"/>
    </style:style>
    <style:style style:name="P28" style:family="paragraph" style:parent-style-name="Standard">
      <style:text-properties style:font-name="DejaVu Sans1" fo:font-size="10pt" style:text-underline-style="none" officeooo:rsid="001eda6a" officeooo:paragraph-rsid="00c30aa1" style:font-size-asian="10pt" style:font-size-complex="10pt"/>
    </style:style>
    <style:style style:name="P29" style:family="paragraph" style:parent-style-name="Standard">
      <style:text-properties style:font-name="DejaVu Sans1" fo:font-size="10pt" fo:font-weight="bold" officeooo:rsid="002f2253" officeooo:paragraph-rsid="004101f8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DejaVu Sans1" fo:font-size="10pt" fo:font-weight="bold" officeooo:rsid="002f2253" officeooo:paragraph-rsid="00c30aa1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DejaVu Sans1" officeooo:rsid="001444aa" officeooo:paragraph-rsid="001444aa"/>
    </style:style>
    <style:style style:name="P32" style:family="paragraph" style:parent-style-name="Standard">
      <style:text-properties style:font-name="DejaVu Sans1" officeooo:rsid="001444aa" officeooo:paragraph-rsid="00c30aa1"/>
    </style:style>
    <style:style style:name="P33" style:family="paragraph" style:parent-style-name="Standard">
      <style:text-properties style:font-name="DejaVu Sans1" fo:font-size="11pt" officeooo:rsid="001444aa" officeooo:paragraph-rsid="001444aa" style:font-size-asian="11pt" style:font-size-complex="11pt"/>
    </style:style>
    <style:style style:name="P34" style:family="paragraph" style:parent-style-name="Standard">
      <style:text-properties style:font-name="DejaVu Sans1" fo:font-size="11pt" officeooo:rsid="001444aa" officeooo:paragraph-rsid="002cb910" style:font-size-asian="11pt" style:font-size-complex="11pt"/>
    </style:style>
    <style:style style:name="P35" style:family="paragraph" style:parent-style-name="Standard">
      <style:paragraph-properties fo:line-height="115%"/>
      <style:text-properties style:font-name="DejaVu Sans1" fo:font-size="11pt" officeooo:rsid="001444aa" officeooo:paragraph-rsid="0072ee7e" style:font-size-asian="11pt" style:font-size-complex="11pt"/>
    </style:style>
    <style:style style:name="P36" style:family="paragraph" style:parent-style-name="Standard">
      <style:paragraph-properties fo:line-height="115%"/>
      <style:text-properties style:font-name="DejaVu Sans1" fo:font-size="11pt" officeooo:rsid="001444aa" officeooo:paragraph-rsid="00c30aa1" style:font-size-asian="11pt" style:font-size-complex="11pt"/>
    </style:style>
    <style:style style:name="P37" style:family="paragraph" style:parent-style-name="Standard">
      <style:text-properties style:font-name="DejaVu Sans1" fo:font-size="11pt" officeooo:rsid="001444aa" officeooo:paragraph-rsid="00c30aa1" style:font-size-asian="11pt" style:font-size-complex="11pt"/>
    </style:style>
    <style:style style:name="P38" style:family="paragraph" style:parent-style-name="Standard">
      <style:text-properties style:font-name="DejaVu Sans1" fo:font-size="11pt" officeooo:paragraph-rsid="004f5033" style:font-size-asian="11pt" style:font-size-complex="11pt"/>
    </style:style>
    <style:style style:name="P39" style:family="paragraph" style:parent-style-name="Standard">
      <style:text-properties style:font-name="DejaVu Sans1" fo:font-size="11pt" officeooo:paragraph-rsid="00584148" style:font-size-asian="11pt" style:font-size-complex="11pt"/>
    </style:style>
    <style:style style:name="P40" style:family="paragraph" style:parent-style-name="Standard">
      <style:text-properties style:font-name="DejaVu Sans1" fo:font-size="11pt" officeooo:paragraph-rsid="00591e81" style:font-size-asian="11pt" style:font-size-complex="11pt"/>
    </style:style>
    <style:style style:name="P41" style:family="paragraph" style:parent-style-name="Standard">
      <style:text-properties style:font-name="DejaVu Sans1" fo:font-size="11pt" officeooo:paragraph-rsid="00599cd0" style:font-size-asian="11pt" style:font-size-complex="11pt"/>
    </style:style>
    <style:style style:name="P42" style:family="paragraph" style:parent-style-name="Standard">
      <style:text-properties style:font-name="DejaVu Sans1" fo:font-size="11pt" officeooo:paragraph-rsid="00611537" style:font-size-asian="11pt" style:font-size-complex="11pt"/>
    </style:style>
    <style:style style:name="P43" style:family="paragraph" style:parent-style-name="Standard">
      <style:text-properties style:font-name="DejaVu Sans1" fo:font-size="11pt" officeooo:paragraph-rsid="005c1ce3" style:font-size-asian="11pt" style:font-size-complex="11pt"/>
    </style:style>
    <style:style style:name="P44" style:family="paragraph" style:parent-style-name="Standard">
      <style:text-properties style:font-name="DejaVu Sans1" fo:font-size="11pt" officeooo:paragraph-rsid="004fe93a" style:font-size-asian="11pt" style:font-size-complex="11pt"/>
    </style:style>
    <style:style style:name="P45" style:family="paragraph" style:parent-style-name="Standard">
      <style:text-properties style:font-name="DejaVu Sans1" fo:font-size="11pt" officeooo:paragraph-rsid="00c30aa1" style:font-size-asian="11pt" style:font-size-complex="11pt"/>
    </style:style>
    <style:style style:name="P46" style:family="paragraph" style:parent-style-name="Standard">
      <style:paragraph-properties fo:line-height="115%"/>
      <style:text-properties style:font-name="DejaVu Sans1" fo:font-size="11pt" fo:font-weight="normal" officeooo:rsid="002b5f04" officeooo:paragraph-rsid="004f503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line-height="115%"/>
      <style:text-properties style:font-name="DejaVu Sans1" fo:font-size="11pt" fo:font-weight="normal" officeooo:rsid="002b5f04" officeooo:paragraph-rsid="00c30aa1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line-height="115%"/>
      <style:text-properties style:font-name="DejaVu Sans1" fo:font-size="11pt" fo:font-weight="normal" officeooo:rsid="003a84a9" officeooo:paragraph-rsid="004f5033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line-height="115%"/>
      <style:text-properties style:font-name="DejaVu Sans1" fo:font-size="11pt" fo:font-weight="normal" officeooo:rsid="003a84a9" officeooo:paragraph-rsid="00c30aa1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DejaVu Sans1" fo:font-size="11pt" fo:font-weight="normal" officeooo:rsid="004d8da7" officeooo:paragraph-rsid="004ae318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font-name="DejaVu Sans1" fo:font-size="11pt" fo:font-weight="normal" officeooo:rsid="004d8da7" officeooo:paragraph-rsid="004f5033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DejaVu Sans1" fo:font-size="11pt" fo:font-weight="normal" officeooo:rsid="004d8da7" officeooo:paragraph-rsid="00c30aa1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DejaVu Sans1" fo:font-size="11pt" fo:font-weight="normal" officeooo:rsid="004d8da7" officeooo:paragraph-rsid="006c211a" style:font-size-asian="11pt" style:font-weight-asian="normal" style:font-size-complex="11pt" style:font-weight-complex="normal"/>
    </style:style>
    <style:style style:name="P54" style:family="paragraph" style:parent-style-name="Standard">
      <style:text-properties style:font-name="DejaVu Sans1" fo:font-size="11pt" fo:font-weight="bold" officeooo:rsid="002f2253" officeooo:paragraph-rsid="00c30aa1" style:font-size-asian="11pt" style:font-weight-asian="bold" style:font-size-complex="11pt" style:font-weight-complex="bold"/>
    </style:style>
    <style:style style:name="P55" style:family="paragraph" style:parent-style-name="Standard">
      <style:text-properties style:font-name="DejaVu Sans1" fo:font-size="11pt" style:text-underline-style="none" officeooo:rsid="002b1a4b" officeooo:paragraph-rsid="004f5033" style:font-size-asian="11pt" style:font-size-complex="11pt"/>
    </style:style>
    <style:style style:name="P56" style:family="paragraph" style:parent-style-name="Standard">
      <style:text-properties style:font-name="DejaVu Sans1" fo:font-size="11pt" style:text-underline-style="none" officeooo:rsid="002b1a4b" officeooo:paragraph-rsid="00c30aa1" style:font-size-asian="11pt" style:font-size-complex="11pt"/>
    </style:style>
    <style:style style:name="P57" style:family="paragraph" style:parent-style-name="Standard">
      <style:text-properties style:font-name="DejaVu Sans1" fo:font-size="11pt" style:text-underline-style="none" officeooo:rsid="001eda6a" officeooo:paragraph-rsid="004f5033" style:font-size-asian="11pt" style:font-size-complex="11pt"/>
    </style:style>
    <style:style style:name="P58" style:family="paragraph" style:parent-style-name="Standard">
      <style:text-properties style:font-name="DejaVu Sans1" fo:font-size="11pt" style:text-underline-style="none" officeooo:rsid="001eda6a" officeooo:paragraph-rsid="00c30aa1" style:font-size-asian="11pt" style:font-size-complex="11pt"/>
    </style:style>
    <style:style style:name="P59" style:family="paragraph" style:parent-style-name="Standard">
      <style:text-properties style:font-name="DejaVu Sans1" fo:font-size="11pt" style:text-underline-style="none" officeooo:rsid="00599cd0" officeooo:paragraph-rsid="00599cd0" style:font-size-asian="11pt" style:font-size-complex="11pt"/>
    </style:style>
    <style:style style:name="P60" style:family="paragraph" style:parent-style-name="Standard">
      <style:text-properties style:font-name="DejaVu Sans1" fo:font-size="11pt" style:text-underline-style="none" officeooo:rsid="00599cd0" officeooo:paragraph-rsid="00c30aa1" style:font-size-asian="11pt" style:font-size-complex="11pt"/>
    </style:style>
    <style:style style:name="P61" style:family="paragraph" style:parent-style-name="Standard">
      <style:text-properties style:font-name="DejaVu Sans1" fo:font-size="11pt" style:text-underline-style="none" officeooo:rsid="00397bdc" officeooo:paragraph-rsid="004f5033" style:font-size-asian="11pt" style:font-size-complex="11pt"/>
    </style:style>
    <style:style style:name="P62" style:family="paragraph" style:parent-style-name="Standard">
      <style:text-properties style:font-name="DejaVu Sans1" fo:font-size="11pt" style:text-underline-style="none" officeooo:rsid="00397bdc" officeooo:paragraph-rsid="005c1ce3" style:font-size-asian="11pt" style:font-size-complex="11pt"/>
    </style:style>
    <style:style style:name="P63" style:family="paragraph" style:parent-style-name="Standard">
      <style:text-properties style:font-name="DejaVu Sans1" fo:font-size="11pt" style:text-underline-style="none" officeooo:rsid="00397bdc" officeooo:paragraph-rsid="00c30aa1" style:font-size-asian="11pt" style:font-size-complex="11pt"/>
    </style:style>
    <style:style style:name="P64" style:family="paragraph" style:parent-style-name="Standard">
      <style:text-properties style:font-name="DejaVu Sans1" fo:font-size="11pt" style:text-underline-style="none" officeooo:rsid="003ddabb" officeooo:paragraph-rsid="004f5033" style:font-size-asian="11pt" style:font-size-complex="11pt"/>
    </style:style>
    <style:style style:name="P65" style:family="paragraph" style:parent-style-name="Standard">
      <style:text-properties style:font-name="DejaVu Sans1" fo:font-size="11pt" style:text-underline-style="none" officeooo:rsid="003ddabb" officeooo:paragraph-rsid="00c30aa1" style:font-size-asian="11pt" style:font-size-complex="11pt"/>
    </style:style>
    <style:style style:name="P66" style:family="paragraph" style:parent-style-name="Standard">
      <style:text-properties style:font-name="DejaVu Sans1" fo:font-size="12pt" officeooo:rsid="002f2253" officeooo:paragraph-rsid="004101f8" style:font-size-asian="12pt" style:font-size-complex="12pt"/>
    </style:style>
    <style:style style:name="P67" style:family="paragraph" style:parent-style-name="Standard">
      <style:paragraph-properties fo:line-height="115%"/>
      <style:text-properties style:font-name="DejaVu Sans1" fo:font-size="12pt" officeooo:rsid="002f2253" officeooo:paragraph-rsid="00460e55" style:font-size-asian="12pt" style:font-size-complex="12pt"/>
    </style:style>
    <style:style style:name="P68" style:family="paragraph" style:parent-style-name="Standard">
      <style:paragraph-properties fo:line-height="115%"/>
      <style:text-properties style:font-name="DejaVu Sans1" fo:font-size="12pt" officeooo:rsid="002f2253" officeooo:paragraph-rsid="00471e30" style:font-size-asian="12pt" style:font-size-complex="12pt"/>
    </style:style>
    <style:style style:name="P69" style:family="paragraph" style:parent-style-name="Standard">
      <style:paragraph-properties fo:line-height="115%"/>
      <style:text-properties style:font-name="DejaVu Sans1" fo:font-size="12pt" officeooo:rsid="002f2253" officeooo:paragraph-rsid="008c97ce" style:font-size-asian="12pt" style:font-size-complex="12pt"/>
    </style:style>
    <style:style style:name="P70" style:family="paragraph" style:parent-style-name="Standard">
      <style:paragraph-properties fo:line-height="115%"/>
      <style:text-properties style:font-name="DejaVu Sans1" fo:font-size="12pt" officeooo:rsid="002f2253" officeooo:paragraph-rsid="00c24eef" style:font-size-asian="12pt" style:font-size-complex="12pt"/>
    </style:style>
    <style:style style:name="P71" style:family="paragraph" style:parent-style-name="Standard">
      <style:paragraph-properties fo:line-height="115%"/>
      <style:text-properties style:font-name="DejaVu Sans1" fo:font-size="12pt" officeooo:rsid="002f2253" officeooo:paragraph-rsid="00c30aa1" style:font-size-asian="12pt" style:font-size-complex="12pt"/>
    </style:style>
    <style:style style:name="P72" style:family="paragraph" style:parent-style-name="Standard">
      <style:text-properties style:font-name="DejaVu Sans1" fo:font-size="12pt" officeooo:rsid="002f2253" officeooo:paragraph-rsid="00c30aa1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DejaVu Sans1" fo:font-size="12pt" officeooo:rsid="0013bf4c" officeooo:paragraph-rsid="00a6462b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DejaVu Sans1" fo:font-size="12pt" officeooo:rsid="0013bf4c" officeooo:paragraph-rsid="00c24eef" style:font-size-asian="12pt" style:font-size-complex="12pt"/>
    </style:style>
    <style:style style:name="P75" style:family="paragraph" style:parent-style-name="Standard">
      <style:paragraph-properties fo:line-height="115%"/>
      <style:text-properties style:font-name="DejaVu Sans1" fo:font-size="12pt" officeooo:rsid="0013bf4c" officeooo:paragraph-rsid="00c30aa1" style:font-size-asian="12pt" style:font-size-complex="12pt"/>
    </style:style>
    <style:style style:name="P76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2b2b2c" style:font-size-asian="12pt" style:font-size-complex="12pt"/>
    </style:style>
    <style:style style:name="P77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4f5033" style:font-size-asian="12pt" style:font-size-complex="12pt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ae3530" style:font-size-asian="12pt" style:font-size-complex="12pt"/>
    </style:style>
    <style:style style:name="P79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af3e01" style:font-size-asian="12pt" style:font-size-complex="12pt"/>
    </style:style>
    <style:style style:name="P80" style:family="paragraph" style:parent-style-name="Standard">
      <style:paragraph-properties fo:line-height="115%" fo:text-align="justify" style:justify-single-word="false"/>
      <style:text-properties style:font-name="DejaVu Sans1" fo:font-size="12pt" officeooo:rsid="001444aa" officeooo:paragraph-rsid="00c30aa1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DejaVu Sans1" fo:font-size="12pt" officeooo:rsid="001444aa" officeooo:paragraph-rsid="004f5033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DejaVu Sans1" fo:font-size="12pt" officeooo:rsid="001444aa" officeooo:paragraph-rsid="0084e5fc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DejaVu Sans1" fo:font-size="12pt" officeooo:rsid="001444aa" officeooo:paragraph-rsid="00882ce4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DejaVu Sans1" fo:font-size="12pt" officeooo:rsid="001444aa" officeooo:paragraph-rsid="00af3e01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DejaVu Sans1" fo:font-size="12pt" officeooo:rsid="001444aa" officeooo:paragraph-rsid="00b0d540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DejaVu Sans1" fo:font-size="12pt" officeooo:rsid="001444aa" officeooo:paragraph-rsid="00c30aa1" style:font-size-asian="12pt" style:font-size-complex="12pt"/>
    </style:style>
    <style:style style:name="P87" style:family="paragraph" style:parent-style-name="Standard">
      <style:text-properties style:font-name="DejaVu Sans1" fo:font-size="12pt" officeooo:rsid="001444aa" officeooo:paragraph-rsid="004f5033" style:font-size-asian="12pt" style:font-size-complex="12pt"/>
    </style:style>
    <style:style style:name="P88" style:family="paragraph" style:parent-style-name="Standard">
      <style:text-properties style:font-name="DejaVu Sans1" fo:font-size="12pt" officeooo:rsid="001444aa" officeooo:paragraph-rsid="00c30aa1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DejaVu Sans1" fo:font-size="12pt" officeooo:paragraph-rsid="0097e264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DejaVu Sans1" fo:font-size="12pt" officeooo:paragraph-rsid="00c30aa1" style:font-size-asian="12pt" style:font-size-complex="12pt"/>
    </style:style>
    <style:style style:name="P91" style:family="paragraph" style:parent-style-name="Standard">
      <style:paragraph-properties fo:line-height="115%" fo:text-align="justify" style:justify-single-word="false"/>
      <style:text-properties style:font-name="DejaVu Sans1" fo:font-size="12pt" officeooo:rsid="002b1a4b" officeooo:paragraph-rsid="00af3e01" style:font-size-asian="12pt" style:font-size-complex="12pt"/>
    </style:style>
    <style:style style:name="P92" style:family="paragraph" style:parent-style-name="Standard">
      <style:paragraph-properties fo:line-height="115%" fo:text-align="justify" style:justify-single-word="false"/>
      <style:text-properties style:font-name="DejaVu Sans1" fo:font-size="12pt" officeooo:rsid="002b1a4b" officeooo:paragraph-rsid="00c30aa1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DejaVu Sans1" fo:font-size="12pt" fo:font-weight="bold" officeooo:rsid="002f2253" officeooo:paragraph-rsid="00c24eef" style:font-size-asian="12pt" style:font-weight-asian="bold" style:font-size-complex="12pt" style:font-weight-complex="bold"/>
    </style:style>
    <style:style style:name="P94" style:family="paragraph" style:parent-style-name="Standard">
      <style:paragraph-properties fo:line-height="115%"/>
      <style:text-properties style:font-name="DejaVu Sans1" fo:font-size="12pt" fo:font-weight="bold" officeooo:rsid="002f2253" officeooo:paragraph-rsid="00c30aa1" style:font-size-asian="12pt" style:font-weight-asian="bold" style:font-size-complex="12pt" style:font-weight-complex="bold"/>
    </style:style>
    <style:style style:name="P95" style:family="paragraph" style:parent-style-name="Standard">
      <style:text-properties style:font-name="DejaVu Sans1" fo:font-size="12pt" fo:font-weight="bold" officeooo:rsid="004ae318" officeooo:paragraph-rsid="004ae318" style:font-size-asian="12pt" style:font-weight-asian="bold" style:font-size-complex="12pt" style:font-weight-complex="bold"/>
    </style:style>
    <style:style style:name="P96" style:family="paragraph" style:parent-style-name="Standard">
      <style:text-properties style:font-name="DejaVu Sans1" fo:font-size="12pt" fo:font-weight="bold" officeooo:rsid="004ae318" officeooo:paragraph-rsid="00c30aa1" style:font-size-asian="12pt" style:font-weight-asian="bold" style:font-size-complex="12pt" style:font-weight-complex="bold"/>
    </style:style>
    <style:style style:name="P97" style:family="paragraph" style:parent-style-name="Standard">
      <style:text-properties style:font-name="DejaVu Sans1" fo:font-size="12pt" fo:font-weight="bold" officeooo:rsid="004ae318" officeooo:paragraph-rsid="004101f8" style:font-size-asian="12pt" style:font-weight-asian="bold" style:font-size-complex="12pt" style:font-weight-complex="bold"/>
    </style:style>
    <style:style style:name="P98" style:family="paragraph" style:parent-style-name="Standard">
      <style:text-properties style:font-name="DejaVu Sans1" fo:font-size="12pt" fo:font-weight="bold" officeooo:rsid="001444aa" officeooo:paragraph-rsid="004f5033" style:font-size-asian="12pt" style:font-weight-asian="bold" style:font-size-complex="12pt" style:font-weight-complex="bold"/>
    </style:style>
    <style:style style:name="P99" style:family="paragraph" style:parent-style-name="Standard">
      <style:paragraph-properties fo:line-height="115%"/>
      <style:text-properties style:font-name="DejaVu Sans1" fo:font-size="12pt" fo:font-weight="bold" officeooo:rsid="001444aa" officeooo:paragraph-rsid="0097e264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line-height="115%"/>
      <style:text-properties style:font-name="DejaVu Sans1" fo:font-size="12pt" fo:font-weight="bold" officeooo:rsid="001444aa" officeooo:paragraph-rsid="00ad4ee5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line-height="115%"/>
      <style:text-properties style:font-name="DejaVu Sans1" fo:font-size="12pt" fo:font-weight="bold" officeooo:rsid="001444aa" officeooo:paragraph-rsid="00c30aa1" style:font-size-asian="12pt" style:font-weight-asian="bold" style:font-size-complex="12pt" style:font-weight-complex="bold"/>
    </style:style>
    <style:style style:name="P102" style:family="paragraph" style:parent-style-name="Standard">
      <style:text-properties style:font-name="DejaVu Sans1" fo:font-size="12pt" fo:font-weight="bold" officeooo:rsid="001444aa" officeooo:paragraph-rsid="00c30aa1" style:font-size-asian="12pt" style:font-weight-asian="bold" style:font-size-complex="12pt" style:font-weight-complex="bold"/>
    </style:style>
    <style:style style:name="P103" style:family="paragraph" style:parent-style-name="Standard">
      <style:text-properties style:font-name="DejaVu Sans1" fo:font-size="12pt" fo:font-weight="bold" officeooo:rsid="004f5033" officeooo:paragraph-rsid="001444aa" style:font-size-asian="12pt" style:font-weight-asian="bold" style:font-size-complex="12pt" style:font-weight-complex="bold"/>
    </style:style>
    <style:style style:name="P104" style:family="paragraph" style:parent-style-name="Standard">
      <style:text-properties style:font-name="DejaVu Sans1" fo:font-size="12pt" fo:font-weight="bold" officeooo:rsid="004f5033" officeooo:paragraph-rsid="00c30aa1" style:font-size-asian="12pt" style:font-weight-asian="bold" style:font-size-complex="12pt" style:font-weight-complex="bold"/>
    </style:style>
    <style:style style:name="P105" style:family="paragraph" style:parent-style-name="Standard">
      <style:text-properties style:font-name="DejaVu Sans1" fo:font-size="12pt" fo:font-weight="bold" officeooo:rsid="0017ea88" officeooo:paragraph-rsid="001444aa" style:font-size-asian="12pt" style:font-weight-asian="bold" style:font-size-complex="12pt" style:font-weight-complex="bold"/>
    </style:style>
    <style:style style:name="P106" style:family="paragraph" style:parent-style-name="Standard">
      <style:text-properties style:font-name="DejaVu Sans1" fo:font-size="12pt" fo:font-weight="bold" officeooo:rsid="0017ea88" officeooo:paragraph-rsid="00c30aa1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line-height="115%"/>
      <style:text-properties style:font-name="DejaVu Sans1" fo:font-size="12pt" fo:font-weight="normal" officeooo:rsid="0044175f" officeooo:paragraph-rsid="004ae318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line-height="115%"/>
      <style:text-properties style:font-name="DejaVu Sans1" fo:font-size="12pt" fo:font-weight="normal" officeooo:rsid="0044175f" officeooo:paragraph-rsid="00c30aa1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line-height="115%" fo:text-align="justify" style:justify-single-word="false"/>
      <style:text-properties style:font-name="DejaVu Sans1" fo:font-size="12pt" fo:font-weight="normal" officeooo:rsid="001444aa" officeooo:paragraph-rsid="00277cc7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line-height="115%" fo:text-align="justify" style:justify-single-word="false"/>
      <style:text-properties style:font-name="DejaVu Sans1" fo:font-size="12pt" fo:font-weight="normal" officeooo:rsid="001444aa" officeooo:paragraph-rsid="002b2b2c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line-height="115%" fo:text-align="justify" style:justify-single-word="false"/>
      <style:text-properties style:font-name="DejaVu Sans1" fo:font-size="12pt" fo:font-weight="normal" officeooo:rsid="001444aa" officeooo:paragraph-rsid="00c30aa1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line-height="115%"/>
      <style:text-properties style:font-name="DejaVu Sans1" fo:font-size="12pt" fo:font-style="italic" officeooo:rsid="004101f8" officeooo:paragraph-rsid="00c30aa1" style:font-size-asian="12pt" style:font-style-asian="italic" style:font-size-complex="12pt" style:font-style-complex="italic"/>
    </style:style>
    <style:style style:name="P113" style:family="paragraph" style:parent-style-name="Standard">
      <style:text-properties fo:color="#c9211e" style:font-name="DejaVu Sans1" fo:font-size="11pt" officeooo:paragraph-rsid="004f5033" style:font-size-asian="11pt" style:font-size-complex="11pt"/>
    </style:style>
    <style:style style:name="P114" style:family="paragraph" style:parent-style-name="Standard">
      <style:text-properties fo:color="#c9211e" style:font-name="DejaVu Sans1" fo:font-size="11pt" officeooo:rsid="001444aa" officeooo:paragraph-rsid="00c30aa1" style:font-size-asian="11pt" style:font-size-complex="11pt"/>
    </style:style>
    <style:style style:name="P115" style:family="paragraph" style:parent-style-name="Standard">
      <style:text-properties fo:color="#c9211e" style:font-name="DejaVu Sans1" fo:font-size="11pt" officeooo:rsid="001444aa" officeooo:paragraph-rsid="002b2b2c" style:font-size-asian="11pt" style:font-size-complex="11pt"/>
    </style:style>
    <style:style style:name="P116" style:family="paragraph" style:parent-style-name="Standard">
      <style:text-properties fo:color="#c9211e" style:font-name="DejaVu Sans1" fo:font-size="11pt" officeooo:paragraph-rsid="00c30aa1" style:font-size-asian="11pt" style:font-size-complex="11pt"/>
    </style:style>
    <style:style style:name="P117" style:family="paragraph" style:parent-style-name="Standard">
      <style:text-properties fo:color="#c9211e" style:font-name="DejaVu Sans1" fo:font-size="8pt" officeooo:rsid="001444aa" officeooo:paragraph-rsid="009f5b21" style:font-size-asian="8pt" style:font-size-complex="8pt"/>
    </style:style>
    <style:style style:name="P118" style:family="paragraph" style:parent-style-name="Standard">
      <style:paragraph-properties fo:line-height="115%"/>
      <style:text-properties fo:font-variant="small-caps" style:font-name="DejaVu Sans1" fo:font-size="12pt" fo:font-weight="normal" officeooo:rsid="00397bdc" officeooo:paragraph-rsid="0097e264" style:font-name-asian="Liberation Serif1" style:font-size-asian="12pt" style:font-weight-asian="normal" style:font-name-complex="Liberation Serif1" style:font-size-complex="12pt" style:font-weight-complex="normal"/>
    </style:style>
    <style:style style:name="P119" style:family="paragraph" style:parent-style-name="Standard">
      <style:paragraph-properties fo:line-height="115%"/>
      <style:text-properties fo:font-variant="small-caps" style:font-name="DejaVu Sans1" fo:font-size="12pt" fo:font-weight="normal" officeooo:rsid="00397bdc" officeooo:paragraph-rsid="00c30aa1" style:font-name-asian="Liberation Serif1" style:font-size-asian="12pt" style:font-weight-asian="normal" style:font-name-complex="Liberation Serif1" style:font-size-complex="12pt" style:font-weight-complex="normal"/>
    </style:style>
    <style:style style:name="P120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officeooo:rsid="003f46ab" officeooo:paragraph-rsid="00b70ecc" style:font-size-asian="12pt" style:font-size-complex="12pt"/>
    </style:style>
    <style:style style:name="P121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officeooo:rsid="003f46ab" officeooo:paragraph-rsid="00c30aa1" style:font-size-asian="12pt" style:font-size-complex="12pt"/>
    </style:style>
    <style:style style:name="P122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fo:font-weight="bold" officeooo:rsid="003f46ab" officeooo:paragraph-rsid="00b70ecc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fo:font-weight="bold" officeooo:rsid="003f46ab" officeooo:paragraph-rsid="00c30aa1" style:font-size-asian="12pt" style:font-weight-asian="bold" style:font-size-complex="12pt" style:font-weight-complex="bold"/>
    </style:style>
    <style:style style:name="P124" style:family="paragraph" style:parent-style-name="Standard">
      <style:text-properties style:font-name="DejaVu Sans1" fo:font-size="11pt" officeooo:paragraph-rsid="0050996a" style:font-size-asian="11pt" style:font-size-complex="11pt"/>
    </style:style>
    <style:style style:name="P125" style:family="paragraph" style:parent-style-name="Standard">
      <style:text-properties style:font-name="DejaVu Sans1" fo:font-size="12pt" fo:font-weight="bold" officeooo:rsid="004f5033" officeooo:paragraph-rsid="001444aa" style:font-size-asian="12pt" style:font-weight-asian="bold" style:font-size-complex="12pt" style:font-weight-complex="bold"/>
    </style:style>
    <style:style style:name="P126" style:family="paragraph" style:parent-style-name="Standard">
      <style:text-properties style:font-name="DejaVu Sans1" fo:font-size="12pt" fo:font-weight="bold" officeooo:rsid="001444aa" officeooo:paragraph-rsid="004f5033" style:font-size-asian="12pt" style:font-weight-asian="bold" style:font-size-complex="12pt" style:font-weight-complex="bold"/>
    </style:style>
    <style:style style:name="P127" style:family="paragraph" style:parent-style-name="Standard">
      <style:text-properties style:font-name="DejaVu Sans1" fo:font-size="10pt" officeooo:rsid="001444aa" officeooo:paragraph-rsid="001444aa" style:font-size-asian="10pt" style:font-size-complex="10pt"/>
    </style:style>
    <style:style style:name="P128" style:family="paragraph" style:parent-style-name="Standard">
      <style:text-properties style:font-name="DejaVu Sans1" fo:font-size="10pt" officeooo:paragraph-rsid="004f5033" style:font-size-asian="10pt" style:font-size-complex="10pt"/>
    </style:style>
    <style:style style:name="P129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fo:font-weight="bold" officeooo:rsid="003f46ab" officeooo:paragraph-rsid="00cc4910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center" style:justify-single-word="false" fo:padding="0.049cm" fo:border="0.06pt solid #000000" style:shadow="#808080 0.18cm -0.18cm"/>
      <style:text-properties style:font-name="DejaVu Sans1" fo:font-size="12pt" fo:font-weight="bold" officeooo:rsid="003f46ab" officeooo:paragraph-rsid="00b70ecc" style:font-size-asian="12pt" style:font-weight-asian="bold" style:font-size-complex="12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b88e05" style:font-size-asian="8pt" style:font-size-complex="8pt"/>
    </style:style>
    <style:style style:name="T3" style:family="text">
      <style:text-properties fo:font-size="8pt" officeooo:rsid="00cc2f16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8pt" fo:font-style="italic" officeooo:rsid="00b88e05" style:font-size-asian="8pt" style:font-style-asian="italic" style:font-size-complex="8pt" style:font-style-complex="italic"/>
    </style:style>
    <style:style style:name="T6" style:family="text">
      <style:text-properties officeooo:rsid="00b88e0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2b2c" style:font-weight-asian="bold" style:font-weight-complex="bold"/>
    </style:style>
    <style:style style:name="T9" style:family="text">
      <style:text-properties fo:font-weight="bold" officeooo:rsid="004ae318" style:font-weight-asian="bold" style:font-weight-complex="bold"/>
    </style:style>
    <style:style style:name="T10" style:family="text">
      <style:text-properties fo:font-weight="bold" officeooo:rsid="001444aa" style:font-weight-asian="bold" style:font-weight-complex="bold"/>
    </style:style>
    <style:style style:name="T11" style:family="text">
      <style:text-properties officeooo:rsid="001444aa"/>
    </style:style>
    <style:style style:name="T12" style:family="text">
      <style:text-properties officeooo:rsid="0014bb76"/>
    </style:style>
    <style:style style:name="T13" style:family="text">
      <style:text-properties officeooo:rsid="0016aca8"/>
    </style:style>
    <style:style style:name="T14" style:family="text">
      <style:text-properties officeooo:rsid="0017ea88"/>
    </style:style>
    <style:style style:name="T15" style:family="text">
      <style:text-properties officeooo:rsid="0019d520"/>
    </style:style>
    <style:style style:name="T16" style:family="text">
      <style:text-properties officeooo:rsid="001b1318"/>
    </style:style>
    <style:style style:name="T17" style:family="text">
      <style:text-properties officeooo:rsid="001c942b"/>
    </style:style>
    <style:style style:name="T18" style:family="text">
      <style:text-properties style:text-underline-style="solid" style:text-underline-width="auto" style:text-underline-color="font-color" officeooo:rsid="001b1318"/>
    </style:style>
    <style:style style:name="T19" style:family="text">
      <style:text-properties style:text-underline-style="solid" style:text-underline-width="auto" style:text-underline-color="font-color" officeooo:rsid="001eda6a"/>
    </style:style>
    <style:style style:name="T20" style:family="text">
      <style:text-properties style:text-underline-style="solid" style:text-underline-width="auto" style:text-underline-color="font-color" officeooo:rsid="002b1a4b"/>
    </style:style>
    <style:style style:name="T21" style:family="text">
      <style:text-properties style:text-underline-style="solid" style:text-underline-width="auto" style:text-underline-color="font-color" officeooo:rsid="002d9c22"/>
    </style:style>
    <style:style style:name="T22" style:family="text">
      <style:text-properties style:text-underline-style="solid" style:text-underline-width="auto" style:text-underline-color="font-color" officeooo:rsid="00397bdc"/>
    </style:style>
    <style:style style:name="T23" style:family="text">
      <style:text-properties style:text-underline-style="solid" style:text-underline-width="auto" style:text-underline-color="font-color" officeooo:rsid="003ddabb"/>
    </style:style>
    <style:style style:name="T24" style:family="text">
      <style:text-properties style:text-underline-style="solid" style:text-underline-width="auto" style:text-underline-color="font-color" fo:font-weight="normal" officeooo:rsid="001b1318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591e81"/>
    </style:style>
    <style:style style:name="T26" style:family="text">
      <style:text-properties style:text-underline-style="solid" style:text-underline-width="auto" style:text-underline-color="font-color" officeooo:rsid="00599cd0"/>
    </style:style>
    <style:style style:name="T27" style:family="text">
      <style:text-properties style:text-underline-style="solid" style:text-underline-width="auto" style:text-underline-color="font-color" officeooo:rsid="005c1ce3"/>
    </style:style>
    <style:style style:name="T28" style:family="text">
      <style:text-properties officeooo:rsid="001eda6a"/>
    </style:style>
    <style:style style:name="T29" style:family="text">
      <style:text-properties style:text-underline-style="none" officeooo:rsid="001eda6a"/>
    </style:style>
    <style:style style:name="T30" style:family="text">
      <style:text-properties style:text-underline-style="none" officeooo:rsid="002b1a4b"/>
    </style:style>
    <style:style style:name="T31" style:family="text">
      <style:text-properties style:text-underline-style="none" officeooo:rsid="00397bdc"/>
    </style:style>
    <style:style style:name="T32" style:family="text">
      <style:text-properties style:text-underline-style="none" officeooo:rsid="003ddabb"/>
    </style:style>
    <style:style style:name="T33" style:family="text">
      <style:text-properties style:text-underline-style="none" officeooo:rsid="001444aa"/>
    </style:style>
    <style:style style:name="T34" style:family="text">
      <style:text-properties style:text-underline-style="none" officeooo:rsid="00591e81"/>
    </style:style>
    <style:style style:name="T35" style:family="text">
      <style:text-properties style:text-underline-style="none" officeooo:rsid="00599cd0"/>
    </style:style>
    <style:style style:name="T36" style:family="text">
      <style:text-properties style:text-underline-style="none" officeooo:rsid="005c1ce3"/>
    </style:style>
    <style:style style:name="T37" style:family="text">
      <style:text-properties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38" style:family="text">
      <style:text-properties officeooo:rsid="00221256"/>
    </style:style>
    <style:style style:name="T39" style:family="text">
      <style:text-properties officeooo:rsid="002b1a4b"/>
    </style:style>
    <style:style style:name="T40" style:family="text">
      <style:text-properties officeooo:rsid="002b2b2c"/>
    </style:style>
    <style:style style:name="T41" style:family="text">
      <style:text-properties fo:font-weight="normal" officeooo:rsid="001444aa" style:font-weight-asian="normal" style:font-weight-complex="normal"/>
    </style:style>
    <style:style style:name="T42" style:family="text">
      <style:text-properties fo:font-weight="normal" officeooo:rsid="003a84a9" style:font-weight-asian="normal" style:font-weight-complex="normal"/>
    </style:style>
    <style:style style:name="T43" style:family="text">
      <style:text-properties fo:font-weight="normal" officeooo:rsid="0044175f" style:font-weight-asian="normal" style:font-weight-complex="normal"/>
    </style:style>
    <style:style style:name="T44" style:family="text">
      <style:text-properties fo:font-weight="normal" officeooo:rsid="004d8da7" style:font-weight-asian="normal" style:font-weight-complex="normal"/>
    </style:style>
    <style:style style:name="T45" style:family="text">
      <style:text-properties fo:font-weight="normal" officeooo:rsid="001b1318" style:font-weight-asian="normal" style:font-weight-complex="normal"/>
    </style:style>
    <style:style style:name="T46" style:family="text">
      <style:text-properties fo:font-weight="normal" officeooo:rsid="004fe93a" style:font-weight-asian="normal" style:font-weight-complex="normal"/>
    </style:style>
    <style:style style:name="T47" style:family="text">
      <style:text-properties fo:font-weight="normal" officeooo:rsid="0050996a" style:font-weight-asian="normal" style:font-weight-complex="normal"/>
    </style:style>
    <style:style style:name="T48" style:family="text">
      <style:text-properties fo:font-weight="normal" officeooo:rsid="0017ea88" style:font-name-asian="Liberation Serif1" style:font-weight-asian="normal" style:font-name-complex="Liberation Serif1" style:font-weight-complex="normal"/>
    </style:style>
    <style:style style:name="T49" style:family="text">
      <style:text-properties fo:font-weight="normal" officeooo:rsid="002b2b2c" style:font-name-asian="Liberation Serif1" style:font-weight-asian="normal" style:font-name-complex="Liberation Serif1" style:font-weight-complex="normal"/>
    </style:style>
    <style:style style:name="T50" style:family="text">
      <style:text-properties fo:font-weight="normal" officeooo:rsid="00397bdc" style:font-name-asian="Liberation Serif1" style:font-weight-asian="normal" style:font-name-complex="Liberation Serif1" style:font-weight-complex="normal"/>
    </style:style>
    <style:style style:name="T51" style:family="text">
      <style:text-properties officeooo:rsid="002d9c22"/>
    </style:style>
    <style:style style:name="T52" style:family="text">
      <style:text-properties fo:font-variant="small-caps" fo:font-weight="normal" officeooo:rsid="00397bdc" style:font-name-asian="Liberation Serif1" style:font-weight-asian="normal" style:font-name-complex="Liberation Serif1" style:font-weight-complex="normal"/>
    </style:style>
    <style:style style:name="T53" style:family="text">
      <style:text-properties officeooo:rsid="003ddabb"/>
    </style:style>
    <style:style style:name="T54" style:family="text">
      <style:text-properties fo:font-style="italic" officeooo:rsid="004f5033" style:font-style-asian="italic" style:font-style-complex="italic"/>
    </style:style>
    <style:style style:name="T55" style:family="text">
      <style:text-properties fo:font-style="italic" officeooo:rsid="004101f8" style:font-style-asian="italic" style:font-style-complex="italic"/>
    </style:style>
    <style:style style:name="T56" style:family="text">
      <style:text-properties fo:font-style="italic" officeooo:rsid="002b2b2c" style:font-style-asian="italic" style:font-style-complex="italic"/>
    </style:style>
    <style:style style:name="T57" style:family="text">
      <style:text-properties fo:font-style="italic" officeooo:rsid="00221256" style:font-style-asian="italic" style:font-style-complex="italic"/>
    </style:style>
    <style:style style:name="T58" style:family="text">
      <style:text-properties fo:font-style="italic" officeooo:rsid="002d9c22" style:font-style-asian="italic" style:font-style-complex="italic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4f5033" style:font-style-asian="italic" style:font-weight-asian="bold" style:font-style-complex="italic" style:font-weight-complex="bold"/>
    </style:style>
    <style:style style:name="T61" style:family="text">
      <style:text-properties fo:font-style="italic" fo:font-weight="normal" officeooo:rsid="0044175f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2b5f0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3a84a9" style:font-style-asian="italic" style:font-weight-asian="normal" style:font-style-complex="italic" style:font-weight-complex="normal"/>
    </style:style>
    <style:style style:name="T64" style:family="text">
      <style:text-properties fo:font-style="normal" officeooo:rsid="002b2b2c" style:font-style-asian="normal" style:font-style-complex="normal"/>
    </style:style>
    <style:style style:name="T65" style:family="text">
      <style:text-properties fo:font-style="normal" officeooo:rsid="006e418b" style:font-style-asian="normal" style:font-style-complex="normal"/>
    </style:style>
    <style:style style:name="T6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7" style:family="text">
      <style:text-properties officeooo:rsid="004101f8"/>
    </style:style>
    <style:style style:name="T68" style:family="text">
      <style:text-properties officeooo:rsid="0044175f"/>
    </style:style>
    <style:style style:name="T69" style:family="text">
      <style:text-properties officeooo:rsid="004ae318"/>
    </style:style>
    <style:style style:name="T70" style:family="text">
      <style:text-properties fo:color="#ce181e" fo:font-weight="normal" officeooo:rsid="004d8da7" style:font-weight-asian="normal" style:font-weight-complex="normal"/>
    </style:style>
    <style:style style:name="T71" style:family="text">
      <style:text-properties fo:color="#ce181e" fo:font-weight="normal" officeooo:rsid="004e5782" style:font-weight-asian="normal" style:font-weight-complex="normal"/>
    </style:style>
    <style:style style:name="T72" style:family="text">
      <style:text-properties fo:color="#ce181e" fo:font-weight="normal" officeooo:rsid="006c211a" style:font-weight-asian="normal" style:font-weight-complex="normal"/>
    </style:style>
    <style:style style:name="T73" style:family="text">
      <style:text-properties fo:color="#ce181e" fo:font-style="italic" fo:font-weight="normal" officeooo:rsid="004e5782" style:font-style-asian="italic" style:font-weight-asian="normal" style:font-style-complex="italic" style:font-weight-complex="normal"/>
    </style:style>
    <style:style style:name="T74" style:family="text">
      <style:text-properties fo:color="#ce181e" fo:font-style="italic" fo:font-weight="normal" officeooo:rsid="006c211a" style:font-style-asian="italic" style:font-weight-asian="normal" style:font-style-complex="italic" style:font-weight-complex="normal"/>
    </style:style>
    <style:style style:name="T75" style:family="text">
      <style:text-properties fo:color="#ce181e" fo:font-size="7pt" fo:font-weight="normal" officeooo:rsid="004fe93a" style:font-size-asian="7pt" style:font-weight-asian="normal" style:font-size-complex="7pt" style:font-weight-complex="normal"/>
    </style:style>
    <style:style style:name="T76" style:family="text">
      <style:text-properties fo:color="#ce181e" fo:font-size="7pt" fo:font-weight="normal" officeooo:rsid="004e5782" style:font-size-asian="7pt" style:font-weight-asian="normal" style:font-size-complex="7pt" style:font-weight-complex="normal"/>
    </style:style>
    <style:style style:name="T77" style:family="text">
      <style:text-properties fo:color="#ce181e" fo:font-size="7pt" fo:font-weight="normal" officeooo:rsid="004d8da7" style:font-size-asian="7pt" style:font-weight-asian="normal" style:font-size-complex="7pt" style:font-weight-complex="normal"/>
    </style:style>
    <style:style style:name="T78" style:family="text">
      <style:text-properties fo:color="#ce181e" fo:font-size="7pt" fo:font-style="italic" fo:font-weight="normal" officeooo:rsid="004fe93a" style:font-size-asian="7pt" style:font-style-asian="italic" style:font-weight-asian="normal" style:font-size-complex="7pt" style:font-style-complex="italic" style:font-weight-complex="normal"/>
    </style:style>
    <style:style style:name="T79" style:family="text">
      <style:text-properties fo:color="#ce181e" fo:font-size="7pt" fo:font-style="italic" fo:font-weight="normal" officeooo:rsid="004e5782" style:font-size-asian="7pt" style:font-style-asian="italic" style:font-weight-asian="normal" style:font-size-complex="7pt" style:font-style-complex="italic" style:font-weight-complex="normal"/>
    </style:style>
    <style:style style:name="T80" style:family="text">
      <style:text-properties fo:color="#ce181e" fo:font-size="7pt" fo:font-style="italic" fo:font-weight="normal" officeooo:rsid="006e418b" style:font-size-asian="7pt" style:font-style-asian="italic" style:font-weight-asian="normal" style:font-size-complex="7pt" style:font-style-complex="italic" style:font-weight-complex="normal"/>
    </style:style>
    <style:style style:name="T81" style:family="text">
      <style:text-properties fo:color="#ce181e" fo:font-size="7pt" style:text-underline-style="none" fo:font-weight="normal" officeooo:rsid="005f45d4" style:font-size-asian="7pt" style:font-weight-asian="normal" style:font-size-complex="7pt" style:font-weight-complex="normal"/>
    </style:style>
    <style:style style:name="T82" style:family="text">
      <style:text-properties fo:color="#ce181e" fo:font-size="7pt" style:text-underline-style="none" fo:font-weight="normal" officeooo:rsid="001444aa" style:font-size-asian="7pt" style:font-weight-asian="normal" style:font-size-complex="7pt" style:font-weight-complex="normal"/>
    </style:style>
    <style:style style:name="T83" style:family="text">
      <style:text-properties fo:color="#ce181e" fo:font-size="7pt" style:text-underline-style="none" fo:font-weight="normal" officeooo:rsid="0017ea88" style:font-size-asian="7pt" style:font-weight-asian="normal" style:font-size-complex="7pt" style:font-weight-complex="normal"/>
    </style:style>
    <style:style style:name="T84" style:family="text">
      <style:text-properties fo:color="#ce181e" fo:font-size="7pt" style:text-underline-style="none" fo:font-weight="normal" officeooo:rsid="005e553e" style:font-size-asian="7pt" style:font-weight-asian="normal" style:font-size-complex="7pt" style:font-weight-complex="normal"/>
    </style:style>
    <style:style style:name="T85" style:family="text">
      <style:text-properties fo:color="#ce181e" fo:font-size="7pt" style:text-underline-style="none" officeooo:rsid="0077bd29" style:font-size-asian="7pt" style:font-size-complex="7pt"/>
    </style:style>
    <style:style style:name="T86" style:family="text">
      <style:text-properties fo:color="#ce181e" fo:font-size="11pt" style:text-underline-style="none" fo:font-weight="normal" officeooo:rsid="001444aa" style:font-size-asian="11pt" style:font-weight-asian="normal" style:font-size-complex="11pt" style:font-weight-complex="normal"/>
    </style:style>
    <style:style style:name="T87" style:family="text">
      <style:text-properties fo:color="#ce181e" fo:font-size="11pt" style:text-underline-style="none" fo:font-weight="normal" officeooo:rsid="001eda6a" style:font-size-asian="11pt" style:font-weight-asian="normal" style:font-size-complex="11pt" style:font-weight-complex="normal"/>
    </style:style>
    <style:style style:name="T88" style:family="text">
      <style:text-properties fo:color="#ce181e" fo:font-size="11pt" style:text-underline-style="none" fo:font-weight="normal" officeooo:rsid="005e553e" style:font-size-asian="11pt" style:font-weight-asian="normal" style:font-size-complex="11pt" style:font-weight-complex="normal"/>
    </style:style>
    <style:style style:name="T89" style:family="text">
      <style:text-properties fo:color="#ce181e" fo:font-size="11pt" style:text-underline-style="none" fo:font-weight="normal" officeooo:rsid="00397bdc" style:font-name-asian="Liberation Serif1" style:font-size-asian="11pt" style:font-weight-asian="normal" style:font-name-complex="Liberation Serif1" style:font-size-complex="11pt" style:font-weight-complex="normal"/>
    </style:style>
    <style:style style:name="T90" style:family="text">
      <style:text-properties fo:color="#ce181e" fo:font-size="11pt" style:text-underline-style="solid" style:text-underline-width="auto" style:text-underline-color="font-color" fo:font-weight="normal" officeooo:rsid="005e553e" style:font-size-asian="11pt" style:font-weight-asian="normal" style:font-size-complex="11pt" style:font-weight-complex="normal"/>
    </style:style>
    <style:style style:name="T91" style:family="text">
      <style:text-properties fo:color="#ce181e" fo:font-size="6pt" fo:font-weight="normal" officeooo:rsid="004fe93a" style:font-size-asian="6pt" style:font-weight-asian="normal" style:font-size-complex="6pt" style:font-weight-complex="normal"/>
    </style:style>
    <style:style style:name="T92" style:family="text">
      <style:text-properties fo:color="#ce181e" fo:font-size="6pt" fo:font-style="italic" fo:font-weight="normal" officeooo:rsid="0050996a" style:font-size-asian="6pt" style:font-style-asian="italic" style:font-weight-asian="normal" style:font-size-complex="6pt" style:font-style-complex="italic" style:font-weight-complex="normal"/>
    </style:style>
    <style:style style:name="T93" style:family="text">
      <style:text-properties fo:font-variant="normal" fo:text-transform="none"/>
    </style:style>
    <style:style style:name="T94" style:family="text">
      <style:text-properties fo:font-variant="normal" fo:text-transform="none" fo:color="#ce181e"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95" style:family="text">
      <style:text-properties fo:font-variant="normal" fo:text-transform="none" style:use-window-font-color="true" fo:font-style="italic" style:text-underline-style="none" fo:font-weight="normal" officeooo:rsid="007211a5" style:font-name-asian="Liberation Serif1" style:font-style-asian="italic" style:font-weight-asian="normal" style:font-name-complex="Liberation Serif1" style:font-style-complex="italic" style:font-weight-complex="normal"/>
    </style:style>
    <style:style style:name="T96" style:family="text">
      <style:text-properties fo:font-variant="normal" fo:text-transform="none" style:use-window-font-color="true" fo:font-style="normal" style:text-underline-style="none" fo:font-weight="normal" officeooo:rsid="0072ee7e" style:font-name-asian="Liberation Serif1" style:font-style-asian="normal" style:font-weight-asian="normal" style:font-name-complex="Liberation Serif1" style:font-style-complex="normal" style:font-weight-complex="normal"/>
    </style:style>
    <style:style style:name="T97" style:family="text">
      <style:text-properties fo:font-variant="normal" fo:text-transform="none" style:text-underline-style="none" fo:font-weight="normal" officeooo:rsid="00397bdc" style:font-name-asian="Liberation Serif1" style:font-weight-asian="normal" style:font-name-complex="Liberation Serif1" style:font-weight-complex="normal"/>
    </style:style>
    <style:style style:name="T98" style:family="text">
      <style:text-properties fo:font-variant="normal" fo:text-transform="none" style:text-underline-style="none" fo:font-weight="normal" officeooo:rsid="001eda6a" style:font-name-asian="Liberation Serif1" style:font-weight-asian="normal" style:font-name-complex="Liberation Serif1" style:font-weight-complex="normal"/>
    </style:style>
    <style:style style:name="T99" style:family="text">
      <style:text-properties fo:font-variant="normal" fo:text-transform="none" style:text-underline-style="none" fo:font-weight="bold" officeooo:rsid="004ae318" style:font-name-asian="Liberation Serif1" style:font-weight-asian="bold" style:font-name-complex="Liberation Serif1" style:font-weight-complex="bold"/>
    </style:style>
    <style:style style:name="T100" style:family="text">
      <style:text-properties fo:font-variant="normal" fo:text-transform="none" style:text-underline-style="none" fo:font-weight="bold" officeooo:rsid="002b2b2c" style:font-name-asian="Liberation Serif1" style:font-weight-asian="bold" style:font-name-complex="Liberation Serif1" style:font-weight-complex="bold"/>
    </style:style>
    <style:style style:name="T101" style:family="text">
      <style:text-properties fo:font-variant="normal" fo:text-transform="none" fo:font-style="italic" style:text-underline-style="none" fo:font-weight="bold" officeooo:rsid="004f5033" style:font-name-asian="Liberation Serif1" style:font-style-asian="italic" style:font-weight-asian="bold" style:font-name-complex="Liberation Serif1" style:font-style-complex="italic" style:font-weight-complex="bold"/>
    </style:style>
    <style:style style:name="T102" style:family="text">
      <style:text-properties fo:font-variant="normal" fo:text-transform="none" fo:font-style="italic" style:text-underline-style="none" fo:font-weight="normal" officeooo:rsid="007211a5" style:font-name-asian="Liberation Serif1" style:font-style-asian="italic" style:font-weight-asian="normal" style:font-name-complex="Liberation Serif1" style:font-style-complex="italic" style:font-weight-complex="normal"/>
    </style:style>
    <style:style style:name="T103" style:family="text">
      <style:text-properties fo:font-variant="normal" fo:text-transform="none" fo:font-style="normal" style:text-underline-style="none" fo:font-weight="normal" officeooo:rsid="0072ee7e" style:font-name-asian="Liberation Serif1" style:font-style-asian="normal" style:font-weight-asian="normal" style:font-name-complex="Liberation Serif1" style:font-style-complex="normal" style:font-weight-complex="normal"/>
    </style:style>
    <style:style style:name="T104" style:family="text">
      <style:text-properties fo:font-variant="normal" fo:text-transform="none" style:text-underline-style="solid" style:text-underline-width="auto" style:text-underline-color="font-color" fo:font-weight="normal" officeooo:rsid="00397bdc" style:font-name-asian="Liberation Serif1" style:font-weight-asian="normal" style:font-name-complex="Liberation Serif1" style:font-weight-complex="normal"/>
    </style:style>
    <style:style style:name="T105" style:family="text">
      <style:text-properties fo:font-variant="normal" fo:text-transform="none" fo:font-weight="normal" officeooo:rsid="0017ea88" style:font-name-asian="Liberation Serif1" style:font-weight-asian="normal" style:font-name-complex="Liberation Serif1" style:font-weight-complex="normal"/>
    </style:style>
    <style:style style:name="T106" style:family="text">
      <style:text-properties fo:font-variant="normal" fo:text-transform="none" fo:font-weight="normal" officeooo:rsid="002b2b2c" style:font-name-asian="Liberation Serif1" style:font-weight-asian="normal" style:font-name-complex="Liberation Serif1" style:font-weight-complex="normal"/>
    </style:style>
    <style:style style:name="T107" style:family="text">
      <style:text-properties fo:font-variant="normal" fo:text-transform="none" fo:font-weight="normal" officeooo:rsid="003c74f3" style:font-name-asian="Liberation Serif1" style:font-weight-asian="normal" style:font-name-complex="Liberation Serif1" style:font-weight-complex="normal"/>
    </style:style>
    <style:style style:name="T108" style:family="text">
      <style:text-properties officeooo:rsid="004f5033"/>
    </style:style>
    <style:style style:name="T109" style:family="text">
      <style:text-properties officeooo:rsid="006aed5d"/>
    </style:style>
    <style:style style:name="T110" style:family="text">
      <style:text-properties officeooo:rsid="0017ea88" style:font-name-asian="Liberation Serif1" style:font-name-complex="Liberation Serif1"/>
    </style:style>
    <style:style style:name="T111" style:family="text">
      <style:text-properties officeooo:rsid="002b2b2c" style:font-name-asian="Liberation Serif1" style:font-name-complex="Liberation Serif1"/>
    </style:style>
    <style:style style:name="T112" style:family="text">
      <style:text-properties fo:font-size="12pt" fo:font-weight="bold" style:font-size-asian="12pt" style:font-weight-asian="bold" style:font-size-complex="12pt" style:font-weight-complex="bold"/>
    </style:style>
    <style:style style:name="T113" style:family="text">
      <style:text-properties fo:font-size="12pt" fo:font-weight="bold" officeooo:rsid="004f5033" style:font-size-asian="12pt" style:font-weight-asian="bold" style:font-size-complex="12pt" style:font-weight-complex="bold"/>
    </style:style>
    <style:style style:name="T114" style:family="text">
      <style:text-properties fo:font-size="12pt" fo:font-weight="bold" officeooo:rsid="0027611c" style:font-size-asian="12pt" style:font-weight-asian="bold" style:font-size-complex="12pt" style:font-weight-complex="bold"/>
    </style:style>
    <style:style style:name="T115" style:family="text">
      <style:text-properties fo:font-size="12pt" fo:font-weight="bold" officeooo:rsid="00277cc7" style:font-size-asian="12pt" style:font-weight-asian="bold" style:font-size-complex="12pt" style:font-weight-complex="bold"/>
    </style:style>
    <style:style style:name="T116" style:family="text">
      <style:text-properties fo:font-size="12pt" fo:font-weight="bold" officeooo:rsid="0017ea88" style:font-size-asian="12pt" style:font-weight-asian="bold" style:font-size-complex="12pt" style:font-weight-complex="bold"/>
    </style:style>
    <style:style style:name="T117" style:family="text">
      <style:text-properties fo:font-size="12pt" fo:font-style="italic" fo:font-weight="bold" officeooo:rsid="004f5033" style:font-size-asian="12pt" style:font-style-asian="italic" style:font-weight-asian="bold" style:font-size-complex="12pt" style:font-style-complex="italic" style:font-weight-complex="bold"/>
    </style:style>
    <style:style style:name="T118" style:family="text">
      <style:text-properties fo:font-size="11pt" style:text-underline-style="none" officeooo:rsid="001444aa" style:font-size-asian="11pt" style:font-size-complex="11pt"/>
    </style:style>
    <style:style style:name="T119" style:family="text">
      <style:text-properties fo:font-size="11pt" style:text-underline-style="none" officeooo:rsid="001eda6a" style:font-size-asian="11pt" style:font-size-complex="11pt"/>
    </style:style>
    <style:style style:name="T120" style:family="text">
      <style:text-properties fo:font-size="11pt" style:text-underline-style="none" officeooo:rsid="005e553e" style:font-size-asian="11pt" style:font-size-complex="11pt"/>
    </style:style>
    <style:style style:name="T121" style:family="text">
      <style:text-properties fo:font-size="11pt" style:text-underline-style="none" officeooo:rsid="005c1ce3" style:font-size-asian="11pt" style:font-size-complex="11pt"/>
    </style:style>
    <style:style style:name="T122" style:family="text">
      <style:text-properties fo:font-size="11pt" style:text-underline-style="none" fo:font-weight="normal" officeooo:rsid="00397bdc" style:font-name-asian="Liberation Serif1" style:font-size-asian="11pt" style:font-weight-asian="normal" style:font-name-complex="Liberation Serif1" style:font-size-complex="11pt" style:font-weight-complex="normal"/>
    </style:style>
    <style:style style:name="T123" style:family="text">
      <style:text-properties fo:font-size="11pt" style:text-underline-style="solid" style:text-underline-width="auto" style:text-underline-color="font-color" officeooo:rsid="005e553e" style:font-size-asian="11pt" style:font-size-complex="11pt"/>
    </style:style>
    <style:style style:name="T124" style:family="text">
      <style:text-properties fo:font-size="11pt" style:text-underline-style="solid" style:text-underline-width="auto" style:text-underline-color="font-color" officeooo:rsid="001c942b" style:font-size-asian="11pt" style:font-size-complex="11pt"/>
    </style:style>
    <style:style style:name="T125" style:family="text">
      <style:text-properties fo:font-size="11pt" style:text-underline-style="solid" style:text-underline-width="auto" style:text-underline-color="font-color" officeooo:rsid="001cede8" style:font-size-asian="11pt" style:font-size-complex="11pt"/>
    </style:style>
    <style:style style:name="T126" style:family="text">
      <style:text-properties fo:font-size="11pt" style:text-underline-style="solid" style:text-underline-width="auto" style:text-underline-color="font-color" officeooo:rsid="001eda6a" style:font-size-asian="11pt" style:font-size-complex="11pt"/>
    </style:style>
    <style:style style:name="T127" style:family="text">
      <style:text-properties fo:font-size="11pt" style:text-underline-style="solid" style:text-underline-width="auto" style:text-underline-color="font-color" officeooo:rsid="005c1ce3" style:font-size-asian="11pt" style:font-size-complex="11pt"/>
    </style:style>
    <style:style style:name="T128" style:family="text">
      <style:text-properties fo:font-size="11pt" style:text-underline-style="solid" style:text-underline-width="auto" style:text-underline-color="font-color" fo:font-weight="normal" officeooo:rsid="00265dad" style:font-size-asian="11pt" style:font-weight-asian="normal" style:font-size-complex="11pt" style:font-weight-complex="normal"/>
    </style:style>
    <style:style style:name="T129" style:family="text">
      <style:text-properties fo:font-size="11pt" style:font-size-asian="11pt" style:font-size-complex="11pt"/>
    </style:style>
    <style:style style:name="T130" style:family="text">
      <style:text-properties fo:font-size="11pt" officeooo:rsid="001c942b" style:font-size-asian="11pt" style:font-size-complex="11pt"/>
    </style:style>
    <style:style style:name="T131" style:family="text">
      <style:text-properties fo:font-size="11pt" officeooo:rsid="001444aa" style:font-size-asian="11pt" style:font-size-complex="11pt"/>
    </style:style>
    <style:style style:name="T132" style:family="text">
      <style:text-properties fo:font-size="11pt" officeooo:rsid="001cede8" style:font-size-asian="11pt" style:font-size-complex="11pt"/>
    </style:style>
    <style:style style:name="T133" style:family="text">
      <style:text-properties fo:font-size="11pt" officeooo:rsid="001eda6a" style:font-size-asian="11pt" style:font-size-complex="11pt"/>
    </style:style>
    <style:style style:name="T134" style:family="text">
      <style:text-properties fo:font-size="11pt" fo:font-weight="normal" officeooo:rsid="0044175f" style:font-size-asian="11pt" style:font-weight-asian="normal" style:font-size-complex="11pt" style:font-weight-complex="normal"/>
    </style:style>
    <style:style style:name="T135" style:family="text">
      <style:text-properties fo:font-size="11pt" fo:font-weight="normal" officeooo:rsid="004d8da7" style:font-size-asian="11pt" style:font-weight-asian="normal" style:font-size-complex="11pt" style:font-weight-complex="normal"/>
    </style:style>
    <style:style style:name="T136" style:family="text">
      <style:text-properties fo:font-size="11pt" fo:font-weight="normal" officeooo:rsid="0065723a" style:font-size-asian="11pt" style:font-weight-asian="normal" style:font-size-complex="11pt" style:font-weight-complex="normal"/>
    </style:style>
    <style:style style:name="T137" style:family="text">
      <style:text-properties fo:font-size="11pt" fo:font-weight="normal" officeooo:rsid="006387a8" style:font-size-asian="11pt" style:font-weight-asian="normal" style:font-size-complex="11pt" style:font-weight-complex="normal"/>
    </style:style>
    <style:style style:name="T138" style:family="text">
      <style:text-properties fo:font-size="11pt" fo:font-weight="normal" officeooo:rsid="0064c38d" style:font-size-asian="11pt" style:font-weight-asian="normal" style:font-size-complex="11pt" style:font-weight-complex="normal"/>
    </style:style>
    <style:style style:name="T139" style:family="text">
      <style:text-properties fo:font-size="11pt" fo:font-weight="normal" officeooo:rsid="0065b270" style:font-size-asian="11pt" style:font-weight-asian="normal" style:font-size-complex="11pt" style:font-weight-complex="normal"/>
    </style:style>
    <style:style style:name="T140" style:family="text">
      <style:text-properties fo:font-size="11pt" fo:font-weight="normal" officeooo:rsid="0066e8a5" style:font-size-asian="11pt" style:font-weight-asian="normal" style:font-size-complex="11pt" style:font-weight-complex="normal"/>
    </style:style>
    <style:style style:name="T141" style:family="text">
      <style:text-properties fo:font-size="11pt" fo:font-weight="normal" officeooo:rsid="00265dad" style:font-size-asian="11pt" style:font-weight-asian="normal" style:font-size-complex="11pt" style:font-weight-complex="normal"/>
    </style:style>
    <style:style style:name="T142" style:family="text">
      <style:text-properties fo:color="#c9211e" fo:font-size="11pt" officeooo:rsid="001cede8" style:font-size-asian="11pt" style:font-size-complex="11pt"/>
    </style:style>
    <style:style style:name="T143" style:family="text">
      <style:text-properties fo:color="#c9211e" fo:font-style="italic" fo:font-weight="normal" officeooo:rsid="002b1a4b" style:font-style-asian="italic" style:font-weight-asian="normal" style:font-style-complex="italic" style:font-weight-complex="normal"/>
    </style:style>
    <style:style style:name="T144" style:family="text">
      <style:text-properties fo:color="#c9211e" fo:font-size="4pt" style:font-size-asian="4pt" style:font-size-complex="4pt"/>
    </style:style>
    <style:style style:name="T145" style:family="text">
      <style:text-properties fo:color="#c9211e" fo:font-weight="bold" style:font-weight-asian="bold" style:font-weight-complex="bold"/>
    </style:style>
    <style:style style:name="T146" style:family="text">
      <style:text-properties style:font-name="DejaVu Sans" fo:font-weight="normal" officeooo:rsid="00c24eef" style:font-name-asian="DejaVu Sans" style:font-weight-asian="normal" style:font-name-complex="DejaVu Sans" style:font-weight-complex="normal"/>
    </style:style>
    <style:style style:name="T147" style:family="text">
      <style:text-properties style:use-window-font-color="true" fo:font-weight="normal" officeooo:rsid="004d8da7" style:font-weight-asian="normal" style:font-weight-complex="normal"/>
    </style:style>
    <style:style style:name="T148" style:family="text">
      <style:text-properties style:use-window-font-color="true" fo:font-weight="normal" officeooo:rsid="0050996a" style:font-weight-asian="normal" style:font-weight-complex="normal"/>
    </style:style>
    <style:style style:name="T149" style:family="text">
      <style:text-properties style:use-window-font-color="true" fo:font-weight="normal" officeooo:rsid="004fe93a" style:font-weight-asian="normal" style:font-weight-complex="normal"/>
    </style:style>
    <style:style style:name="T150" style:family="text">
      <style:text-properties style:text-position="super 58%" fo:font-size="8pt" officeooo:rsid="00cc2f16" style:font-size-asian="8pt" style:font-size-complex="8pt"/>
    </style:style>
    <style:style style:name="T151" style:family="text">
      <style:text-properties style:text-position="super 58%" officeooo:rsid="00cc4910"/>
    </style:style>
    <style:style style:name="T152" style:family="text">
      <style:text-properties style:text-position="0% 100%"/>
    </style:style>
    <style:style style:name="T153" style:family="text">
      <style:text-properties officeooo:rsid="00cc49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<text:span text:style-name="T153">Niveau 5</text:span><text:span text:style-name="T151">e</text:span><text:span text:style-name="T153"> </text:span></text:p>
      <text:p text:style-name="P129"/>
      <text:p text:style-name="P129">Les propositions subordonnées </text:p>
      <text:p text:style-name="P122">d’après la </text:p>
      <text:p text:style-name="P122"/>
      <text:p text:style-name="P120"><text:span text:style-name="T59">Terminologie grammaticale</text:span><text:span text:style-name="T66"> (juillet 2020)</text:span></text:p>
      <text:p text:style-name="P29"/>
      <text:p text:style-name="P66"><text:span text:style-name="T7">Rappel n°1 : </text:span><text:span text:style-name="T9">les fonctions</text:span><text:span text:style-name="T69"> </text:span><text:span text:style-name="T9">[</text:span><text:span text:style-name="T60">F</text:span><text:span text:style-name="T9">]</text:span></text:p>
      <text:p text:style-name="P97"/>
      <text:p text:style-name="P67"><text:tab/><text:span text:style-name="T146">⚫</text:span><text:span text:style-name="T67"> fonctions dans le groupe nominal : </text:span></text:p>
      <text:p text:style-name="P68"><text:span text:style-name="T67"><text:tab/><text:tab/></text:span><text:span text:style-name="T55">complément du nom, épithète, apposition</text:span></text:p>
      <text:p text:style-name="P70"><text:tab/><text:span text:style-name="T146">⚫</text:span><text:span text:style-name="T67"> fonctions dans le groupe verbal : </text:span></text:p>
      <text:p text:style-name="P69"><text:span text:style-name="T67"><text:tab/><text:tab/></text:span><text:span text:style-name="T55">sujet, attribut du sujet, COD, COI, </text:span></text:p>
      <text:p text:style-name="P93"><text:tab/><text:span text:style-name="T146">⚫</text:span><text:span text:style-name="T68"> </text:span><text:span text:style-name="T61">complément circonstanciel</text:span></text:p>
      <text:p text:style-name="P107"/>
      <text:p text:style-name="P38"><text:span text:style-name="T43"><text:tab/>✓</text:span><text:span text:style-name="T44"> Paul mange du pain.</text:span></text:p>
      <text:p text:style-name="P50"/>
      <text:p text:style-name="P51"><text:tab/>✓ Paul répond au téléphone.</text:p>
      <text:p text:style-name="P50"/>
      <text:p text:style-name="P51"><text:tab/>✓ Paul va à la cuisine.</text:p>
      <text:p text:style-name="P50"/>
      <text:p text:style-name="P53"><text:tab/>✓ Myriam a très lentement débranché le fil du téléphone.</text:p>
      <text:p text:style-name="P51"/>
      <text:p text:style-name="P44"><text:span text:style-name="T44"><text:tab/>✓ </text:span><text:span text:style-name="T46">Une avocate vraiment remarquable m’a aidée.</text:span></text:p>
      <text:p text:style-name="P2"/>
      <text:p text:style-name="P124"><text:span text:style-name="T147"><text:tab/>✓ </text:span><text:span text:style-name="T148">Cette </text:span><text:span text:style-name="T149">avocate, vraiment remarquable, m’a aidée.</text:span></text:p>
      <text:p text:style-name="P22"><text:tab/></text:p>
      <text:p text:style-name="P95">Rappel n°2 : les propositions</text:p>
      <text:p text:style-name="P95"/>
      <text:p text:style-name="P74"><text:tab/><text:span text:style-name="T146">⚫</text:span> proposition : au moins un groupe verbal, souvent un groupe sujet,</text:p>
      <text:p text:style-name="P73"><text:tab/> <text:s text:c="2"/>parfois <text:span text:style-name="T109">un(des) </text:span>complément<text:span text:style-name="T109">(s)</text:span> de verbe</text:p>
      <text:p text:style-name="P74"><text:tab/><text:span text:style-name="T146">⚫</text:span> pour relier 2 propositions : juxtaposition, coordination, subordination</text:p>
      <text:p text:style-name="P74"><text:tab/><text:span text:style-name="T146">⚫</text:span> proposition indépendante, principale ou subordonnée</text:p>
      <text:p text:style-name="P74"><text:tab/><text:span text:style-name="T146">⚫</text:span> <text:span text:style-name="T11">phrase averbale, phrase simple, phrase complexe</text:span></text:p>
      <text:p text:style-name="P15"/>
      <text:p text:style-name="P14"><text:span text:style-name="T43"><text:tab/></text:span><text:span text:style-name="T134">✓</text:span><text:span text:style-name="T135"> </text:span><text:span text:style-name="T136">Tu es </text:span><text:span text:style-name="T137">d</text:span><text:span text:style-name="T138">ans l’ombre</text:span><text:span text:style-name="T137"> </text:span><text:span text:style-name="T136">et je te vois mal </text:span><text:span text:style-name="T137">; </text:span><text:span text:style-name="T139">approche-toi</text:span><text:span text:style-name="T137"> </text:span><text:span text:style-name="T140">pour </text:span><text:span text:style-name="T137">que je te voie mieux !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31"><text:soft-page-break/><text:span text:style-name="T113">[</text:span><text:span text:style-name="T117">N</text:span><text:span text:style-name="T113">] </text:span><text:span text:style-name="T112">p</text:span><text:span text:style-name="T114">rop</text:span><text:span text:style-name="T115">osition</text:span><text:span text:style-name="T112"> s</text:span><text:span text:style-name="T114">ubordonnée</text:span><text:span text:style-name="T112"> complétive </text:span><text:span text:style-name="T116">conjonctive</text:span></text:p>
      <text:p text:style-name="P105"/>
      <text:p text:style-name="P109"><text:span text:style-name="T14"><text:tab/></text:span><text:span text:style-name="T110">■</text:span><text:span text:style-name="T111"> </text:span><text:span text:style-name="T14">elle complète un verbe, est introduite par « que »</text:span></text:p>
      <text:p text:style-name="P76"><text:tab/><text:span text:style-name="T48">■■</text:span><text:span text:style-name="T49"> </text:span>introduite par la conjonction de subordination « que » ; ce mot est sans fonction</text:p>
      <text:p text:style-name="P77"><text:tab/><text:span text:style-name="T9">[</text:span><text:span text:style-name="T60">F</text:span><text:span text:style-name="T9">]</text:span><text:span text:style-name="T8"> </text:span><text:span text:style-name="T40">la proposition complétive a une fonction par rapport au verbe de la proposition principale, souvent </text:span><text:span text:style-name="T56">COD</text:span><text:span text:style-name="T40"> mais aussi, entre autres, </text:span><text:span text:style-name="T56">sujet</text:span><text:span text:style-name="T64"> </text:span><text:span text:style-name="T65">ou </text:span><text:span text:style-name="T56">COI.</text:span></text:p>
      <text:p text:style-name="P87"/>
      <text:p text:style-name="P38"><text:span text:style-name="T41"><text:tab/><text:tab/></text:span>✓<text:span text:style-name="T45"> Je crois </text:span><text:span text:style-name="T24">qu’il va faire beau</text:span><text:span text:style-name="T45">.</text:span></text:p>
      <text:p text:style-name="P24"/>
      <text:p text:style-name="P13"><text:span text:style-name="T41"><text:tab/><text:tab/></text:span><text:span text:style-name="T129">✓</text:span><text:span text:style-name="T141"> </text:span><text:span text:style-name="T128">Qu’elle n’ait pas compris</text:span><text:span text:style-name="T141"> me surprend.</text:span></text:p>
      <text:p text:style-name="P127"/>
      <text:p text:style-name="P127"/>
      <text:p text:style-name="P98"><text:span text:style-name="T108">[</text:span><text:span text:style-name="T54">N</text:span><text:span text:style-name="T108">] </text:span>proposition subordonnée circonstancielle</text:p>
      <text:p text:style-name="P98"/>
      <text:p text:style-name="P78"><text:tab/><text:span text:style-name="T48">■</text:span><text:span text:style-name="T49"> </text:span>introduite par une conjonction de subordination ; ce mot est sans</text:p>
      <text:p text:style-name="P79"><text:s text:c="2"/><text:tab/> <text:s text:c="2"/>fonction <text:span text:style-name="T15">mais précise la nature de la subordonnée (de temps, </text:span></text:p>
      <text:p text:style-name="P91"><text:s text:c="12"/>de cause, de conséquence, de but, d’hypothèse, de concession, </text:p>
      <text:p text:style-name="P91"><text:s text:c="12"/>de comparaison) </text:p>
      <text:p text:style-name="P84"><text:span text:style-name="T8"><text:tab/></text:span><text:span text:style-name="T9">[</text:span><text:span text:style-name="T60">F</text:span><text:span text:style-name="T9">]</text:span><text:span text:style-name="T8"> </text:span><text:span text:style-name="T62">complément circonstanciel <text:s/></text:span></text:p>
      <text:p text:style-name="P46"/>
      <text:p text:style-name="P13"><text:span text:style-name="T17"><text:tab/></text:span><text:span text:style-name="T130"><text:tab/></text:span><text:span text:style-name="T129">✓</text:span><text:span text:style-name="T130"> Je sortirai </text:span><text:span text:style-name="T124">quand tu auras fini</text:span><text:span text:style-name="T130">.</text:span></text:p>
      <text:p text:style-name="P38"/>
      <text:p text:style-name="P38"><text:span text:style-name="T11"><text:tab/><text:tab/></text:span>✓<text:span text:style-name="T39"> </text:span><text:span text:style-name="T20">Si vous venez</text:span><text:span text:style-name="T39"> nous irons à la plage.</text:span></text:p>
      <text:p text:style-name="P38"/>
      <text:p text:style-name="P38"><text:span text:style-name="T11"><text:tab/><text:tab/></text:span>✓<text:span text:style-name="T39"> Je viendrai demain </text:span><text:span text:style-name="T20">bien que la maison ne soit pas vide</text:span><text:span text:style-name="T30">.</text:span></text:p>
      <text:p text:style-name="P55"/>
      <text:p text:style-name="P40"><text:span text:style-name="T33"><text:tab/><text:tab/></text:span><text:span text:style-name="T30">✓ </text:span><text:span text:style-name="T25">Si tu venais</text:span><text:span text:style-name="T34"> je pourrais passer un bon voyage.</text:span></text:p>
      <text:p text:style-name="P55"/>
      <text:p text:style-name="P38"><text:span text:style-name="T30"><text:tab/><text:tab/>✓ L’été a été très sec </text:span><text:span text:style-name="T20">si bien que la rivière est vide</text:span><text:span text:style-name="T30">.</text:span></text:p>
      <text:p text:style-name="P33"/>
      <text:p text:style-name="P98"/>
      <text:p text:style-name="P98"><text:span text:style-name="T108">[</text:span><text:span text:style-name="T54">N</text:span><text:span text:style-name="T108">] </text:span>proposition subordonnée relative</text:p>
      <text:p text:style-name="P98"/>
      <text:p text:style-name="P82"><text:tab/><text:span text:style-name="T48">■</text:span><text:span text:style-name="T49"> </text:span>introduite par un pronom relatif ; </text:p>
      <text:p text:style-name="P85"><text:span text:style-name="T9"><text:tab/>[</text:span><text:span text:style-name="T60">F</text:span><text:span text:style-name="T9">] </text:span><text:span text:style-name="T12">ce pronom a une fonction dans la relative;</text:span></text:p>
      <text:p text:style-name="P83"><text:span text:style-name="T9"><text:tab/>[</text:span><text:span text:style-name="T60">F</text:span><text:span text:style-name="T9">]</text:span><text:span text:style-name="T8"> </text:span><text:span text:style-name="T40">La relative peut avoir pour fonction </text:span><text:span text:style-name="T56">épithète</text:span><text:span text:style-name="T40"> ou </text:span><text:span text:style-name="T56">apposée</text:span><text:span text:style-name="T64"> : </text:span></text:p>
      <text:p text:style-name="P83"><text:span text:style-name="T64"><text:tab/><text:tab/></text:span><text:span text:style-name="T58">épithète</text:span><text:span text:style-name="T51"> si pas de virgules, </text:span><text:span text:style-name="T58">apposée</text:span><text:span text:style-name="T51"> si virgules.</text:span></text:p>
      <text:p text:style-name="P115"/>
      <text:p text:style-name="P13"><text:span text:style-name="T11"><text:tab/></text:span><text:span text:style-name="T131"><text:tab/></text:span><text:span text:style-name="T129">✓</text:span><text:span text:style-name="T132"> L’homme </text:span><text:span text:style-name="T125">que tu as vu</text:span><text:span text:style-name="T132"> est un ami.</text:span></text:p>
      <text:p text:style-name="P38"/>
      <text:p text:style-name="P38"><text:span text:style-name="T11"><text:tab/><text:tab/></text:span>✓<text:span text:style-name="T51"> Les élèves, </text:span><text:span text:style-name="T21">qui avaient bien révisé</text:span><text:span text:style-name="T51">, ont obtenu d’excellentes notes.</text:span></text:p>
      <text:p text:style-name="P113"/>
      <text:p text:style-name="P38"><text:span text:style-name="T11"><text:tab/><text:tab/></text:span>✓<text:span text:style-name="T51"> Les élèves </text:span><text:span text:style-name="T21">qui avaient bien révisé</text:span><text:span text:style-name="T51"> ont obtenu d’excellentes notes.</text:span></text:p>
      <text:p text:style-name="P117"/>
      <text:p text:style-name="P13"><text:span text:style-name="T8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1" fo:font-size="10pt" style:font-size-asian="10pt" style:font-size-complex="10pt"/>
    </style:style>
    <style:style style:name="MT1" style:family="text">
      <style:text-properties fo:font-size="8pt" officeooo:rsid="00cc2f16" style:font-size-asian="8pt" style:font-size-complex="8pt"/>
    </style:style>
    <style:style style:name="MT2" style:family="text">
      <style:text-properties style:text-position="super 58%" fo:font-size="8pt" officeooo:rsid="00cc2f16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font-style="italic" style:font-size-asian="8pt" style:font-style-asian="italic" style:font-size-complex="8pt" style:font-style-complex="italic"/>
    </style:style>
    <style:style style:name="MT5" style:family="text">
      <style:text-properties fo:font-size="8pt" fo:font-style="italic" officeooo:rsid="00b88e05" style:font-size-asian="8pt" style:font-style-asian="italic" style:font-size-complex="8pt" style:font-style-complex="italic"/>
    </style:style>
    <style:style style:name="MT6" style:family="text">
      <style:text-properties fo:font-size="8pt" officeooo:rsid="00b88e05" style:font-size-asian="8pt" style:font-size-complex="8pt"/>
    </style:style>
    <style:style style:name="MT7" style:family="text">
      <style:text-properties officeooo:rsid="00b88e05"/>
    </style:style>
    <style:style style:name="MT8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Niveau 5</text:span><text:span text:style-name="MT2">e</text:span><text:span text:style-name="MT1"> / </text:span><text:span text:style-name="MT3">Les propositions subordonnées d’après la </text:span><text:span text:style-name="MT4">Termin</text:span><text:span text:style-name="MT5">ologie Grammaticale</text:span><text:span text:style-name="MT6"> (juillet 2020)</text:span><text:span text:style-name="MT7"> <text:tab/></text:span><text:span text:style-name="MT8"><text:page-number text:select-page="current">2</text:page-number></text:span><text:span text:style-name="MT8"> / </text:span><text:span text:style-name="MT8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3:04:43.317946789</meta:creation-date>
    <dc:date>2021-05-06T18:43:18.748819266</dc:date>
    <meta:editing-duration>PT2H34M21S</meta:editing-duration>
    <meta:editing-cycles>135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394" meta:character-count="2410" meta:non-whitespace-character-count="1968"/>
  </office:meta>
</office:document-meta>
</file>